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style:font-name="Arial" style:font-name-asian="WenQuanYi Micro Hei" style:font-name-complex="Lohit Hindi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>
            <text:p>CONDS</text:p>
          </table:table-cell>
          <table:table-cell office:value-type="string">
            <text:p>USA</text:p>
          </table:table-cell>
          <table:table-cell office:value-type="string">
            <text:p>USA %</text:p>
          </table:table-cell>
          <table:table-cell office:value-type="string">
            <text:p>GB</text:p>
          </table:table-cell>
          <table:table-cell office:value-type="string">
            <text:p>GB %</text:p>
          </table:table-cell>
          <table:table-cell office:value-type="string">
            <text:p>USA+GB</text:p>
          </table:table-cell>
          <table:table-cell table:style-name="ce2" office:value-type="string">
            <text:p>USA+GB %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float" office:value="1142653">
            <text:p>1142653</text:p>
          </table:table-cell>
          <table:table-cell table:formula="of:=[.B2]/SUM([.$B$2:.$B$17])" office:value-type="percentage" office:value="0.881688943210631">
            <text:p>88,17%</text:p>
          </table:table-cell>
          <table:table-cell office:value-type="float" office:value="104834">
            <text:p>104834</text:p>
          </table:table-cell>
          <table:table-cell table:formula="of:=[.D2]/SUM([.$D$2:.$D$17])" office:value-type="percentage" office:value="0.829816201497617">
            <text:p>82,98%</text:p>
          </table:table-cell>
          <table:table-cell office:value-type="float" office:value="1247487">
            <text:p>1247487</text:p>
          </table:table-cell>
          <table:table-cell table:formula="of:=[.F2]/SUM([.$F$2:.$F$16])" office:value-type="percentage" office:value="0.877081464315947">
            <text:p>87,71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222">
            <text:p>17222</text:p>
          </table:table-cell>
          <table:table-cell table:formula="of:=[.B3]/SUM([.$B$2:.$B$17])" office:value-type="percentage" office:value="0.0132887648130915">
            <text:p>1,33%</text:p>
          </table:table-cell>
          <table:table-cell office:value-type="float" office:value="1306">
            <text:p>1306</text:p>
          </table:table-cell>
          <table:table-cell table:formula="of:=[.D3]/SUM([.$D$2:.$D$17])" office:value-type="percentage" office:value="0.0103376763183308">
            <text:p>1,03%</text:p>
          </table:table-cell>
          <table:table-cell office:value-type="float" office:value="18528">
            <text:p>18528</text:p>
          </table:table-cell>
          <table:table-cell table:formula="of:=[.F3]/SUM([.$F$2:.$F$16])" office:value-type="percentage" office:value="0.0130266410558554">
            <text:p>1,30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445">
            <text:p>445</text:p>
          </table:table-cell>
          <table:table-cell table:formula="of:=[.B4]/SUM([.$B$2:.$B$17])" office:value-type="percentage" office:value="0.000343368966544288">
            <text:p>0,03%</text:p>
          </table:table-cell>
          <table:table-cell office:value-type="float" office:value="2798">
            <text:p>2798</text:p>
          </table:table-cell>
          <table:table-cell table:formula="of:=[.D4]/SUM([.$D$2:.$D$17])" office:value-type="percentage" office:value="0.0221476403818449">
            <text:p>2,21%</text:p>
          </table:table-cell>
          <table:table-cell office:value-type="float" office:value="3243">
            <text:p>3243</text:p>
          </table:table-cell>
          <table:table-cell table:formula="of:=[.F4]/SUM([.$F$2:.$F$16])" office:value-type="percentage" office:value="0.00228008403195914">
            <text:p>0,23%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float" office:value="2">
            <text:p>2</text:p>
          </table:table-cell>
          <table:table-cell table:formula="of:=[.B5]/SUM([.$B$2:.$B$17])" office:value-type="percentage" office:value="0.00000154323131031141">
            <text:p>0,00%</text:p>
          </table:table-cell>
          <table:table-cell office:value-type="float" office:value="0">
            <text:p>0</text:p>
          </table:table-cell>
          <table:table-cell table:formula="of:=[.D5]/SUM([.$D$2:.$D$17])" office:value-type="percentage" office:value="0">
            <text:p>0,00%</text:p>
          </table:table-cell>
          <table:table-cell office:value-type="float" office:value="2">
            <text:p>2</text:p>
          </table:table-cell>
          <table:table-cell table:formula="of:=[.F5]/SUM([.$F$2:.$F$16])" office:value-type="percentage" office:value="0.00000140615728150425">
            <text:p>0,00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08652">
            <text:p>108652</text:p>
          </table:table-cell>
          <table:table-cell table:formula="of:=[.B6]/SUM([.$B$2:.$B$17])" office:value-type="percentage" office:value="0.0838375841639776">
            <text:p>8,38%</text:p>
          </table:table-cell>
          <table:table-cell office:value-type="float" office:value="14463">
            <text:p>14463</text:p>
          </table:table-cell>
          <table:table-cell table:formula="of:=[.D6]/SUM([.$D$2:.$D$17])" office:value-type="percentage" office:value="0.114482245476277">
            <text:p>11,45%</text:p>
          </table:table-cell>
          <table:table-cell office:value-type="float" office:value="123115">
            <text:p>123115</text:p>
          </table:table-cell>
          <table:table-cell table:formula="of:=[.F6]/SUM([.$F$2:.$F$16])" office:value-type="percentage" office:value="0.0865595268561979">
            <text:p>8,66%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float" office:value="1444">
            <text:p>1444</text:p>
          </table:table-cell>
          <table:table-cell table:formula="of:=[.B7]/SUM([.$B$2:.$B$17])" office:value-type="percentage" office:value="0.00111421300604484">
            <text:p>0,11%</text:p>
          </table:table-cell>
          <table:table-cell office:value-type="float" office:value="0">
            <text:p>0</text:p>
          </table:table-cell>
          <table:table-cell table:formula="of:=[.D7]/SUM([.$D$2:.$D$17])" office:value-type="percentage" office:value="0">
            <text:p>0,00%</text:p>
          </table:table-cell>
          <table:table-cell office:value-type="float" office:value="1444">
            <text:p>1444</text:p>
          </table:table-cell>
          <table:table-cell table:formula="of:=[.F7]/SUM([.$F$2:.$F$16])" office:value-type="percentage" office:value="0.00101524555724607">
            <text:p>0,10%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float" office:value="65">
            <text:p>65</text:p>
          </table:table-cell>
          <table:table-cell table:formula="of:=[.B8]/SUM([.$B$2:.$B$17])" office:value-type="percentage" office:value="0.0000501550175851208">
            <text:p>0,01%</text:p>
          </table:table-cell>
          <table:table-cell office:value-type="float" office:value="2177">
            <text:p>2177</text:p>
          </table:table-cell>
          <table:table-cell table:formula="of:=[.D8]/SUM([.$D$2:.$D$17])" office:value-type="percentage" office:value="0.0172320990390552">
            <text:p>1,72%</text:p>
          </table:table-cell>
          <table:table-cell office:value-type="float" office:value="2242">
            <text:p>2242</text:p>
          </table:table-cell>
          <table:table-cell table:formula="of:=[.F8]/SUM([.$F$2:.$F$16])" office:value-type="percentage" office:value="0.00157630231256627">
            <text:p>0,16%</text:p>
          </table:table-cell>
        </table:table-row>
        <table:table-row table:style-name="ro1">
          <table:table-cell office:value-type="string">
            <text:p>RWF</text:p>
          </table:table-cell>
          <table:table-cell office:value-type="float" office:value="0">
            <text:p>0</text:p>
          </table:table-cell>
          <table:table-cell table:formula="of:=[.B9]/SUM([.$B$2:.$B$17])" office:value-type="percentage" office:value="0">
            <text:p>0,00%</text:p>
          </table:table-cell>
          <table:table-cell office:value-type="float" office:value="0">
            <text:p>0</text:p>
          </table:table-cell>
          <table:table-cell table:formula="of:=[.D9]/SUM([.$D$2:.$D$17])" office:value-type="percentage" office:value="0">
            <text:p>0,00%</text:p>
          </table:table-cell>
          <table:table-cell office:value-type="float" office:value="0">
            <text:p>0</text:p>
          </table:table-cell>
          <table:table-cell table:formula="of:=[.F9]/SUM([.$F$2:.$F$16])" office:value-type="percentage" office:value="0">
            <text:p>0,00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19108">
            <text:p>19108</text:p>
          </table:table-cell>
          <table:table-cell table:formula="of:=[.B10]/SUM([.$B$2:.$B$17])" office:value-type="percentage" office:value="0.0147440319387152">
            <text:p>1,47%</text:p>
          </table:table-cell>
          <table:table-cell office:value-type="float" office:value="565">
            <text:p>565</text:p>
          </table:table-cell>
          <table:table-cell table:formula="of:=[.D10]/SUM([.$D$2:.$D$17])" office:value-type="percentage" office:value="0.00447227191413238">
            <text:p>0,45%</text:p>
          </table:table-cell>
          <table:table-cell office:value-type="float" office:value="19673">
            <text:p>19673</text:p>
          </table:table-cell>
          <table:table-cell table:formula="of:=[.F10]/SUM([.$F$2:.$F$16])" office:value-type="percentage" office:value="0.0138316660995166">
            <text:p>1,38%</text:p>
          </table:table-cell>
        </table:table-row>
        <table:table-row table:style-name="ro1">
          <table:table-cell office:value-type="string">
            <text:p>SF</text:p>
          </table:table-cell>
          <table:table-cell office:value-type="float" office:value="7">
            <text:p>7</text:p>
          </table:table-cell>
          <table:table-cell table:formula="of:=[.B11]/SUM([.$B$2:.$B$17])" office:value-type="percentage" office:value="0.00000540130958608993">
            <text:p>0,00%</text:p>
          </table:table-cell>
          <table:table-cell office:value-type="float" office:value="0">
            <text:p>0</text:p>
          </table:table-cell>
          <table:table-cell table:formula="of:=[.D11]/SUM([.$D$2:.$D$17])" office:value-type="percentage" office:value="0">
            <text:p>0,00%</text:p>
          </table:table-cell>
          <table:table-cell office:value-type="float" office:value="7">
            <text:p>7</text:p>
          </table:table-cell>
          <table:table-cell table:formula="of:=[.F11]/SUM([.$F$2:.$F$16])" office:value-type="percentage" office:value="0.00000492155048526488">
            <text:p>0,00%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float" office:value="2005">
            <text:p>2005</text:p>
          </table:table-cell>
          <table:table-cell table:formula="of:=[.B12]/SUM([.$B$2:.$B$17])" office:value-type="percentage" office:value="0.00154708938858719">
            <text:p>0,15%</text:p>
          </table:table-cell>
          <table:table-cell office:value-type="float" office:value="191">
            <text:p>191</text:p>
          </table:table-cell>
          <table:table-cell table:formula="of:=[.D12]/SUM([.$D$2:.$D$17])" office:value-type="percentage" office:value="0.0015118653727421">
            <text:p>0,15%</text:p>
          </table:table-cell>
          <table:table-cell office:value-type="float" office:value="2196">
            <text:p>2196</text:p>
          </table:table-cell>
          <table:table-cell table:formula="of:=[.F12]/SUM([.$F$2:.$F$16])" office:value-type="percentage" office:value="0.00154396069509167">
            <text:p>0,15%</text:p>
          </table:table-cell>
        </table:table-row>
        <table:table-row table:style-name="ro1">
          <table:table-cell office:value-type="string">
            <text:p>SWF</text:p>
          </table:table-cell>
          <table:table-cell office:value-type="float" office:value="6">
            <text:p>6</text:p>
          </table:table-cell>
          <table:table-cell table:formula="of:=[.B13]/SUM([.$B$2:.$B$17])" office:value-type="percentage" office:value="0.00000462969393093423">
            <text:p>0,00%</text:p>
          </table:table-cell>
          <table:table-cell office:value-type="float" office:value="0">
            <text:p>0</text:p>
          </table:table-cell>
          <table:table-cell table:formula="of:=[.D13]/SUM([.$D$2:.$D$17])" office:value-type="percentage" office:value="0">
            <text:p>0,00%</text:p>
          </table:table-cell>
          <table:table-cell office:value-type="float" office:value="6">
            <text:p>6</text:p>
          </table:table-cell>
          <table:table-cell table:formula="of:=[.F13]/SUM([.$F$2:.$F$16])" office:value-type="percentage" office:value="0.00000421847184451275">
            <text:p>0,00%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float" office:value="4283">
            <text:p>4283</text:p>
          </table:table-cell>
          <table:table-cell table:formula="of:=[.B14]/SUM([.$B$2:.$B$17])" office:value-type="percentage" office:value="0.00330482985103188">
            <text:p>0,33%</text:p>
          </table:table-cell>
          <table:table-cell office:value-type="float" office:value="0">
            <text:p>0</text:p>
          </table:table-cell>
          <table:table-cell table:formula="of:=[.D14]/SUM([.$D$2:.$D$17])" office:value-type="percentage" office:value="0">
            <text:p>0,00%</text:p>
          </table:table-cell>
          <table:table-cell office:value-type="float" office:value="4283">
            <text:p>4283</text:p>
          </table:table-cell>
          <table:table-cell table:formula="of:=[.F14]/SUM([.$F$2:.$F$16])" office:value-type="percentage" office:value="0.00301128581834135">
            <text:p>0,30%</text:p>
          </table:table-cell>
        </table:table-row>
        <table:table-row table:style-name="ro1">
          <table:table-cell office:value-type="string">
            <text:p>SRF</text:p>
          </table:table-cell>
          <table:table-cell office:value-type="float" office:value="12">
            <text:p>12</text:p>
          </table:table-cell>
          <table:table-cell table:formula="of:=[.B15]/SUM([.$B$2:.$B$17])" office:value-type="percentage" office:value="0.00000925938786186845">
            <text:p>0,00%</text:p>
          </table:table-cell>
          <table:table-cell office:value-type="float" office:value="0">
            <text:p>0</text:p>
          </table:table-cell>
          <table:table-cell table:formula="of:=[.D15]/SUM([.$D$2:.$D$17])" office:value-type="percentage" office:value="0">
            <text:p>0,00%</text:p>
          </table:table-cell>
          <table:table-cell office:value-type="float" office:value="12">
            <text:p>12</text:p>
          </table:table-cell>
          <table:table-cell table:formula="of:=[.F15]/SUM([.$F$2:.$F$16])" office:value-type="percentage" office:value="0.00000843694368902551">
            <text:p>0,00%</text:p>
          </table:table-cell>
        </table:table-row>
        <table:table-row table:style-name="ro1">
          <table:table-cell office:value-type="string">
            <text:p>SRW</text:p>
          </table:table-cell>
          <table:table-cell office:value-type="float" office:value="78">
            <text:p>78</text:p>
          </table:table-cell>
          <table:table-cell table:formula="of:=[.B16]/SUM([.$B$2:.$B$17])" office:value-type="percentage" office:value="0.0000601860211021449">
            <text:p>0,01%</text:p>
          </table:table-cell>
          <table:table-cell office:value-type="float" office:value="0">
            <text:p>0</text:p>
          </table:table-cell>
          <table:table-cell table:formula="of:=[.D16]/SUM([.$D$2:.$D$17])" office:value-type="percentage" office:value="0">
            <text:p>0,00%</text:p>
          </table:table-cell>
          <table:table-cell office:value-type="float" office:value="78">
            <text:p>78</text:p>
          </table:table-cell>
          <table:table-cell table:formula="of:=[.F16]/SUM([.$F$2:.$F$16])" office:value-type="percentage" office:value="0.0000548401339786658">
            <text:p>0,01%</text:p>
          </table:table-cell>
        </table:table-row>
        <table:table-row table:style-name="ro1">
          <table:table-cell office:value-type="string">
            <text:p>SRWF</text:p>
          </table:table-cell>
          <table:table-cell office:value-type="float" office:value="0">
            <text:p>0</text:p>
          </table:table-cell>
          <table:table-cell table:formula="of:=[.B17]/SUM([.$B$2:.$B$17])" office:value-type="percentage" office:value="0">
            <text:p>0,00%</text:p>
          </table:table-cell>
          <table:table-cell office:value-type="float" office:value="0">
            <text:p>0</text:p>
          </table:table-cell>
          <table:table-cell table:formula="of:=[.D17]/SUM([.$D$2:.$D$17])" office:value-type="percentage" office:value="0">
            <text:p>0,00%</text:p>
          </table:table-cell>
          <table:table-cell office:value-type="float" office:value="0">
            <text:p>0</text:p>
          </table:table-cell>
          <table:table-cell table:formula="of:=[.F17]/SUM([.$F$2:.$F$16])" office:value-type="percentage" office:value="0">
            <text:p>0,00%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rkusz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percentage-style style:name="N111">
      <number:number number:decimal-places="4" number:min-integer-digits="1"/>
      <number:text>%</number:text>
    </number:percentage-style>
    <number:number-style style:name="N112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25T14:03:35</meta:creation-date>
    <meta:generator>LibreOffice/3.5$Linux_X86_64 LibreOffice_project/350m1$Build-2</meta:generator>
    <dc:date>2015-05-25T15:25:46</dc:date>
    <dc:creator>Łukasz Opioła</dc:creator>
    <meta:editing-duration>PT31M13S</meta:editing-duration>
    <meta:editing-cycles>4</meta:editing-cycles>
    <meta:document-statistic meta:table-count="3" meta:cell-count="119" meta:object-count="0"/>
  </office:meta>
</office:document-meta>
</file>